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Table1" style:family="table">
      <style:table-properties style:width="4.8125in" fo:margin-left="-0.0417in" fo:margin-top="0in" fo:margin-bottom="0in" table:align="left"/>
    </style:style>
    <style:style style:name="Table1.A" style:family="table-column">
      <style:table-column-properties style:column-width="0.7604in"/>
    </style:style>
    <style:style style:name="Table1.B" style:family="table-column">
      <style:table-column-properties style:column-width="4.052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style:paragraph-properties fo:margin-left="0in" fo:margin-right="0in" fo:orphans="2" fo:widows="2" fo:text-indent="0in" style:auto-text-indent="false"/>
      <style:text-properties officeooo:rsid="0019a978" officeooo:paragraph-rsid="0019a978"/>
    </style:style>
    <style:style style:name="P2" style:family="paragraph" style:parent-style-name="Standard">
      <style:paragraph-properties fo:margin-left="0in" fo:margin-right="0in" fo:orphans="2" fo:widows="2" fo:text-indent="0in" style:auto-text-indent="false"/>
      <style:text-properties officeooo:rsid="0019a978" officeooo:paragraph-rsid="001a63e3"/>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29e365" officeooo:paragraph-rsid="0029e365"/>
    </style:style>
    <style:style style:name="P6" style:family="paragraph" style:parent-style-name="Standard">
      <style:paragraph-properties>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fo:font-variant="normal" fo:text-transform="none" fo:color="#0f0f0f" loext:opacity="100%" style:font-name="Liberation Serif" fo:font-size="10.5pt" fo:letter-spacing="normal" fo:font-style="normal" fo:font-weight="normal" officeooo:rsid="001bd6b0"/>
    </style:style>
    <style:style style:name="P7" style:family="paragraph" style:parent-style-name="Standard">
      <style:paragraph-properties fo:margin-left="0in" fo:margin-right="0in" fo:orphans="2" fo:widows="2" fo:text-indent="0in" style:auto-text-indent="false"/>
      <style:text-properties officeooo:paragraph-rsid="0019a978"/>
    </style:style>
    <style:style style:name="P8" style:family="paragraph" style:parent-style-name="Heading_20_1">
      <style:text-properties fo:font-weight="normal" style:font-weight-asian="normal" style:font-weight-complex="normal"/>
    </style:style>
    <style:style style:name="P9" style:family="paragraph" style:parent-style-name="Subtitle">
      <style:text-properties fo:font-weight="normal" officeooo:rsid="0029e365" officeooo:paragraph-rsid="0029e365" style:font-weight-asian="normal" style:font-weight-complex="normal"/>
    </style:style>
    <style:style style:name="P10" style:family="paragraph" style:parent-style-name="Standard">
      <style:paragraph-properties fo:margin-left="0in" fo:margin-right="0in" fo:orphans="2" fo:widows="2" fo:text-indent="0in" style:auto-text-indent="false"/>
      <style:text-properties fo:font-size="13pt" officeooo:paragraph-rsid="0029e365" style:font-size-asian="13pt" style:font-size-complex="13pt"/>
    </style:style>
    <style:style style:name="P11" style:family="paragraph" style:parent-style-name="Standard">
      <style:paragraph-properties>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fo:color="#000000" loext:opacity="100%" style:font-name="Liberation Serif" fo:font-size="11pt" fo:language="en" fo:country="US" style:font-size-asian="11pt"/>
    </style:style>
    <style:style style:name="P12" style:family="paragraph" style:parent-style-name="Standard">
      <style:paragraph-properties fo:text-align="end" style:justify-single-word="false">
        <style:tab-stops/>
      </style:paragraph-properties>
    </style:style>
    <style:style style:name="P13" style:family="paragraph" style:parent-style-name="Standard">
      <style:paragraph-properties fo:text-align="start" style:justify-single-word="false">
        <style:tab-stops/>
      </style:paragraph-properties>
    </style:style>
    <style:style style:name="P14" style:family="paragraph" style:parent-style-name="Standard">
      <style:paragraph-properties>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Liberation Serif"/>
    </style:style>
    <style:style style:name="P15" style:family="paragraph" style:parent-style-name="Text_20_body">
      <style:text-properties officeooo:rsid="001a63e3" officeooo:paragraph-rsid="001a63e3"/>
    </style:style>
    <style:style style:name="P16" style:family="paragraph" style:parent-style-name="Title">
      <style:text-properties style:font-name="Liberation Sans" fo:font-size="28pt" officeooo:paragraph-rsid="0026b8a9" style:font-size-asian="28pt" style:font-size-complex="28pt"/>
    </style:style>
    <style:style style:name="P17"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rsid="0026b8a9" officeooo:paragraph-rsid="0019a978" style:font-size-asian="13pt" style:font-size-complex="13pt"/>
    </style:style>
    <style:style style:name="P18"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rsid="0029e365" officeooo:paragraph-rsid="0029e365" style:font-size-asian="13pt" style:font-size-complex="13pt"/>
    </style:style>
    <style:style style:name="P19"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29e365" style:font-size-asian="13pt" style:font-size-complex="13pt"/>
    </style:style>
    <style:style style:name="P20" style:family="paragraph" style:parent-style-name="Standard">
      <style:paragraph-properties style:writing-mode="lr-tb"/>
      <style:text-properties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text-emphasize="none"/>
    </style:style>
    <style:style style:name="P21" style:family="paragraph" style:parent-style-name="Standard">
      <style:paragraph-properties>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fo:color="#000000" loext:opacity="100%" style:font-name="Liberation Serif" fo:font-size="11pt" fo:language="en" fo:country="US" style:font-size-asian="11pt"/>
    </style:style>
    <style:style style:name="P22" style:family="paragraph" style:parent-style-name="Heading_20_2">
      <style:text-properties officeooo:paragraph-rsid="001a63e3"/>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29e365" style:font-style-asian="normal" style:font-weight-asian="normal" style:text-emphasize="none"/>
    </style:style>
    <style:style style:name="T3" style:family="text">
      <style:text-properties fo:font-variant="normal" fo:text-transform="none" fo:color="#0f0f0f" loext:opacity="100%" style:font-name="Roboto" fo:letter-spacing="normal" fo:font-style="normal" fo:font-weight="normal" officeooo:rsid="0019a978"/>
    </style:style>
    <style:style style:name="T4" style:family="text">
      <style:text-properties fo:font-variant="normal" fo:text-transform="none" fo:color="#0f0f0f" loext:opacity="100%" style:font-name="Roboto" fo:letter-spacing="normal" fo:font-style="normal" fo:font-weight="normal" officeooo:rsid="0029e365"/>
    </style:style>
    <style:style style:name="T5" style:family="text">
      <style:text-properties officeooo:rsid="001a63e3"/>
    </style:style>
    <style:style style:name="T6" style:family="text">
      <style:text-properties officeooo:rsid="0026b8a9"/>
    </style:style>
    <style:style style:name="T7" style:family="text">
      <style:text-properties officeooo:rsid="002851c2"/>
    </style:style>
    <style:style style:name="T8" style:family="text">
      <style:text-properties fo:color="#000000" loext:opacity="100%" fo:font-size="11pt" fo:language="en" fo:country="US" style:font-size-asian="11pt"/>
    </style:style>
    <style:style style:name="T9" style:family="text">
      <style:text-properties fo:color="#000000" loext:opacity="100%" fo:font-size="11pt" fo:language="en" fo:country="US" officeooo:rsid="0029e365" style:font-size-asian="11pt"/>
    </style:style>
    <style:style style:name="T10" style:family="text">
      <style:text-properties officeooo:rsid="0029e3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ActInf GuestStream #028 ~ Giovanni Rolla, “Reconceiving </text:span><text:span text:style-name="T2">R</text:span><text:span text:style-name="T1">ationality”</text:span></text:p>
      <text:p text:style-name="Standard"/>
      <text:p text:style-name="P17"/>
      <text:p text:style-name="P10"><text:span text:style-name="T3">D</text:span><text:span text:style-name="T4">iscussion with the author of the 2021 paper “</text:span><text:span text:style-name="T3">Reconceiving rationality: situating rationality into radically enactive cognition</text:span><text:span text:style-name="T4">” by </text:span><text:span text:style-name="T3">Giovanni Rolla.</text:span></text:p>
      <text:p text:style-name="P18"/>
      <text:p text:style-name="P10"><text:a xlink:type="simple" xlink:href="https://link.springer.com/article/10.1007/s11229-019-02362-y" text:style-name="Internet_20_link" text:visited-style-name="Visited_20_Internet_20_Link"><text:span text:style-name="T3">https://link.springer.com/article/10.1007/s11229-019-02362-y</text:span></text:a></text:p>
      <text:p text:style-name="P19"/>
      <text:p text:style-name="P19"/>
      <text:p text:style-name="P9">Presented by Active Inference Institute in 2022</text:p>
      <text:p text:style-name="P3"/>
      <text:p text:style-name="P5">Alternate sources for the paper:</text:p>
      <text:p text:style-name="P5"><text:tab/><text:a xlink:type="simple" xlink:href="https://www.academia.edu/40369680/Reconceiving_Rationality_Situating_Rationality_into_Radically_Enactive_Cognition" text:style-name="Internet_20_link" text:visited-style-name="Visited_20_Internet_20_Link">https://www.academia.edu/40369680/Reconceiving_Rationality_Situating_Rationality_into_Radically_Enactive_Cognition</text:a></text:p>
      <text:p text:style-name="P5"><text:a xlink:type="simple" xlink:href="https://link.springer.com/epdf/10.1007/s11229-019-02362-y?author_access_token=nzKBaPiLIrJQJ2H-WX4gIPe4RwlQNchNByi7wbcMAY4-bB8sB4ho6otKmP-Sm6WNLPGTFkR3Um50occi_K3pt0eQZvvQ7OBUyAa2CSzNvftW1-4IZAPd7-nJqY7nEtZsQVzb4JSaQCrcx4u-PWoaJQ%3D%3D" text:style-name="Internet_20_link" text:visited-style-name="Visited_20_Internet_20_Link"/></text:p>
      <text:p text:style-name="P5"><text:a xlink:type="simple" xlink:href="https://link.springer.com/epdf/10.1007/s11229-019-02362-y?author_access_token=nzKBaPiLIrJQJ2H-WX4gIPe4RwlQNchNByi7wbcMAY4-bB8sB4ho6otKmP-Sm6WNLPGTFkR3Um50occi_K3pt0eQZvvQ7OBUyAa2CSzNvftW1-4IZAPd7-nJqY7nEtZsQVzb4JSaQCrcx4u-PWoaJQ%3D%3D" text:style-name="Internet_20_link" text:visited-style-name="Visited_20_Internet_20_Link">https://link.springer.com/epdf/10.1007/s11229-019-02362-y?author_access_token=nzKBaPiLIrJQJ2H-WX4gIPe4RwlQNchNByi7wbcMAY4-bB8sB4ho6otKmP-Sm6WNLPGTFkR3Um50occi_K3pt0eQZvvQ7OBUyAa2CSzNvftW1-4IZAPd7-nJqY7nEtZsQVzb4JSaQCrcx4u-PWoaJQ%3D%3D</text:a></text:p>
      <text:p text:style-name="P5"/>
      <text:p text:style-name="P3"/>
      <text:h text:style-name="P8" text:outline-level="1"><text:span text:style-name="T5">Session </text:span>0<text:span text:style-name="T10">28</text:span><text:span text:style-name="T6">.1,</text:span> <text:span text:style-name="T10">October</text:span><text:span text:style-name="T5"> 1</text:span><text:span text:style-name="T10">4</text:span><text:span text:style-name="T5">, 2022</text:span></text:h>
      <text:p text:style-name="P15"><text:a xlink:type="simple" xlink:href="https://www.youtube.com/watch?v=KqiLO9Dfj-4" text:style-name="Internet_20_link" text:visited-style-name="Visited_20_Internet_20_Link">https://www.youtube.com/watch?v=KqiLO9Dfj-4</text:a></text:p>
      <text:p text:style-name="P15"/>
      <text:h text:style-name="P22" text:outline-level="2"><text:span text:style-name="T5">SESSION </text:span>SPEAKERS</text:h>
      <text:p text:style-name="P20">Giovanni Rolla, Daniel Friedman</text:p>
      <text:p text:style-name="P2"/>
      <text:p text:style-name="P4"/>
      <text:h text:style-name="Heading_20_2" text:outline-level="2">CONTENTS</text:h>
      <table:table table:name="Table1" table:style-name="Table1">
        <table:table-column table:style-name="Table1.A"/>
        <table:table-column table:style-name="Table1.B"/>
        <table:table-row table:style-name="Table1.1">
          <table:table-cell table:style-name="Table1.A1" office:value-type="string">
            <text:p text:style-name="P12">00:08</text:p>
          </table:table-cell>
          <table:table-cell table:style-name="Table1.A1" office:value-type="string">
            <text:p text:style-name="P13">Re reconciling rationality and radical enactivism</text:p>
          </table:table-cell>
        </table:table-row>
        <table:table-row table:style-name="Table1.1">
          <table:table-cell table:style-name="Table1.A1" office:value-type="string">
            <text:p text:style-name="P12">11:11</text:p>
          </table:table-cell>
          <table:table-cell table:style-name="Table1.A1" office:value-type="string">
            <text:p text:style-name="P13">How can we reconceive rationality</text:p>
          </table:table-cell>
        </table:table-row>
        <table:table-row table:style-name="Table1.1">
          <table:table-cell table:style-name="Table1.A1" office:value-type="string">
            <text:p text:style-name="P12">15:41</text:p>
          </table:table-cell>
          <table:table-cell table:style-name="Table1.A1" office:value-type="string">
            <text:p text:style-name="P13">Rationality and Autonomous Systems</text:p>
          </table:table-cell>
        </table:table-row>
        <table:table-row table:style-name="Table1.1">
          <table:table-cell table:style-name="Table1.A1" office:value-type="string">
            <text:p text:style-name="P12">18:11</text:p>
          </table:table-cell>
          <table:table-cell table:style-name="Table1.A1" office:value-type="string">
            <text:p text:style-name="P13">Rationality in a radically active world</text:p>
          </table:table-cell>
        </table:table-row>
        <table:table-row table:style-name="Table1.1">
          <table:table-cell table:style-name="Table1.A1" office:value-type="string">
            <text:p text:style-name="P12">33:07</text:p>
          </table:table-cell>
          <table:table-cell table:style-name="Table1.A1" office:value-type="string">
            <text:p text:style-name="P13">A Taste of the Future</text:p>
          </table:table-cell>
        </table:table-row>
        <table:table-row table:style-name="Table1.1">
          <table:table-cell table:style-name="Table1.A1" office:value-type="string">
            <text:p text:style-name="P12">33:32</text:p>
          </table:table-cell>
          <table:table-cell table:style-name="Table1.A1" office:value-type="string">
            <text:p text:style-name="P13">The Myth of the Given</text:p>
          </table:table-cell>
        </table:table-row>
        <table:table-row table:style-name="Table1.1">
          <table:table-cell table:style-name="Table1.A1" office:value-type="string">
            <text:p text:style-name="P12">42:44</text:p>
          </table:table-cell>
          <table:table-cell table:style-name="Table1.A1" office:value-type="string">
            <text:p text:style-name="P13">The Relationship of Rationality and Fitness</text:p>
          </table:table-cell>
        </table:table-row>
        <text:soft-page-break/>
        <table:table-row table:style-name="Table1.1">
          <table:table-cell table:style-name="Table1.A1" office:value-type="string">
            <text:p text:style-name="P12">47:09</text:p>
          </table:table-cell>
          <table:table-cell table:style-name="Table1.A1" office:value-type="string">
            <text:p text:style-name="P13">Rationality in content and cognition</text:p>
          </table:table-cell>
        </table:table-row>
        <table:table-row table:style-name="Table1.1">
          <table:table-cell table:style-name="Table1.A1" office:value-type="string">
            <text:p text:style-name="P12">51:16</text:p>
          </table:table-cell>
          <table:table-cell table:style-name="Table1.A1" office:value-type="string">
            <text:p text:style-name="P13">Know How Not Know</text:p>
          </table:table-cell>
        </table:table-row>
        <table:table-row table:style-name="Table1.1">
          <table:table-cell table:style-name="Table1.A1" office:value-type="string">
            <text:p text:style-name="P12">1:03:15</text:p>
          </table:table-cell>
          <table:table-cell table:style-name="Table1.A1" office:value-type="string">
            <text:p text:style-name="P13">In the Elevator With Virtual Reality</text:p>
          </table:table-cell>
        </table:table-row>
        <table:table-row table:style-name="Table1.1">
          <table:table-cell table:style-name="Table1.A1" office:value-type="string">
            <text:p text:style-name="P12">1:18:08</text:p>
          </table:table-cell>
          <table:table-cell table:style-name="Table1.A1" office:value-type="string">
            <text:p text:style-name="P13">Discussion of a paper</text:p>
          </table:table-cell>
        </table:table-row>
      </table:table>
      <text:p text:style-name="Standard"/>
      <text:p text:style-name="P7"/>
      <text:p text:style-name="P1"/>
      <text:h text:style-name="Heading_20_2" text:outline-level="2">TRANSCRIPT</text:h>
      <text:p text:style-name="P11">00:08 Daniel:</text:p>
      <text:p text:style-name="P14"><text:span text:style-name="T8">Hello and welcome everyone. This is active active inference. Gueststream 28.1. It's October 14, 2022. Today we are going to be hearing and disc</text:span><text:span text:style-name="T9">ussing</text:span><text:span text:style-name="T8"> “</text:span><text:span text:style-name="T9">R</text:span><text:span text:style-name="T8">econceiving Rationality” by Giovanni Rolla.</text:span></text:p>
      <text:p text:style-name="P11">So, Giovanni, thank you so much for pointing very much. Looking forward to this presentation and discussion. So, off to you. Thank you.</text:p>
      <text:p text:style-name="P11"/>
      <text:p text:style-name="P11">00:33 Giovanni:</text:p>
      <text:p text:style-name="P11">Thank you, Daniel.</text:p>
      <text:p text:style-name="P11">It was a pleasure to receive an invitation a couple of months ago and I am delighted to be here to have this opportunity to discuss my work. As per your request, our suggestion, I am presenting this paper I wrote a couple of years ago. And as we were asking the backstage, I changed my mind a few times and I'm going to make his clear during the presentation since I published that paper. But it is a pleasure and to have the chance to present his view here and to share it with you. So I'm very happy.</text:p>
      <text:p text:style-name="P11">So I'll be talking about reconciling rationality.</text:p>
      <text:p text:style-name="P11">This is the itinerary I was thinking about presenting to you. So first I as talking about rationality and contentless cognition. Then I'll present my view, which I called radically an active, rationality and fair few words about agency and proficient interaction and reasoning and rationality.</text:p>
      <text:p text:style-name="P11">01:41 I'll close with a couple of objections. The first one being that whatever I'm presenting here is too liberal in a way excessively literally, it incompatible too much.</text:p>
      <text:p text:style-name="P11">And the second objection, which I think is the one that may interest you the most, is whether it is, in fact, compatible with predictive processing or predictive coding, which is, of course, in the near he central active my. Initial brought on the later is that traditionally he very orthodox view on rationality assumes to most of my knowledge, it's an assumption really that rationality must entail learning that, for instance a belief B and an action A are rational if and only if there is a reasoning that underwrites the BA.</text:p>
      <text:p text:style-name="P11">02:50 And of course, it's just not any learning the reasoning question must acquire with certain formal benchmarks such as classical logic or probably reasoning or Heuristics. So believing in acting rationally according to this traditional view require meeting certain formal standards. And this, as I said, it seems to me to be largely an assumption about what it means to be rational, about defining rationality in terms of reasoning.</text:p>
      <text:p text:style-name="P11">So if rationality requires reasoning, and if reasoning involves the evaluation of beliefs against certain formal benchmarks, then rationality implies contentful cognition, where content, I take it to be minimally, having accuracy conditions, being capable of being Right or wrong or on a more weight or notion, being true or false.</text:p>
      <text:p text:style-name="P11">03:53 So the idea here is that rationality necessity involves content. It involves beliefs, reasoning and the comparison sorry, there was a pop up in my window over here. So that would be, I think, he standard view on rationality. And if it is so that rationality necessarily involved content, it is a good fit with classical cognitive or cognitive in General which is the view that cognition necessarily involves representational content at the very least for come cognitive list.</text:p>
      <text:p text:style-name="P11">Of course it might involve also conceptual content but at the very least representational content which has accuracy conditions. But this classical view is not so good.</text:p>
      <text:p text:style-name="P11">04:56 It does not provide so good fit with basically active and embodied cognition, which I am here thinking not specifically on radical and activism, by putting meaning recent books, but I think it also challenges other views that are not presented as radically inactive. But of course they share some care tenets with radical inactivism. We would call them radically embodied views of cognition such as the views presented by sensory model life.</text:p>
      <text:p text:style-name="P11"><text:soft-page-break/>You also have galleries variety of activity in his 2017 book and also the view by Tony Camillo in his 2009 book on psychology systems they all share common tenants and here I know this is very controversial but I'm treating those views as radically embodied views of cognition but I'm specifically focused on radically active use of cognition.</text:p>
      <text:p text:style-name="P11">06:07 They all say that not all cognition is representational contentful which is in a way to say that we can think of basic contentless forms of cognition or a contentless level basic level of cognition which emerges through the active explanation of one's environment and beyond radical and activism by what do I mean?</text:p>
      <text:p text:style-name="P11">His idea could be called out in terms of mattering sedentary model enhancement it's a matter of knowing how to engage with your surroundings instead of knowing that stuff are so and so around you. So this is very clear what Paolo and colleagues and Camilo for instance do in their books radical connections has a certain tendency to skew sensory motor engagement, sensory motor schemes et cetera.</text:p>
      <text:p text:style-name="P11">But recent developments have I think incorporated that.</text:p>
      <text:p text:style-name="P11">07:09 So this is he disabled idea, Right? So if we combine radically embodied views of cognition or radical activism and the classical view on rationality, what we have is something that Angle has described as follows an activism is the view that cognition is grounds in a are rational understanding of the world that is based on sensory model acquisition of real life situation. And he explain this idea of fair rational understanding by the ideas of hesitant been heidegger according to whom the precision of the world can be only one looking in practice exacted acting and practice in turn is mediated through the body. So what seems to be implicit here is that unlike acting and practice, rationality is not actually bound fide and what did it is something that is not at a very basic level of coordination.</text:p>
      <text:p text:style-name="P11">08:21 So this is what happens when we make room for a basic level of coordination rooted in act and in practice and divorce it from upper levels of cognition that are usually the locked classy of rationality. So the idea in summation is that connectedness cognition or basic cognition that which emerges through sensory model enhancement is not aspirational. So sensory motor engagements, however virtues and prolific they can be, cannot be evaluated from the standpoint of rationality only content for cognition, high level cognition can be aspirational cognition that is expressed for enhance in beliefs and reasoning. Well, this is something that I haven't touched upon on the paper but it was my implicit meditation to deal with his subject. Someone that comes from philosophy of he mind is the idea of the myth of the given, at least a version of it it seemed to me at the time and I was correctly persuaded by review and not touching the subject.</text:p>
      <text:p text:style-name="P11">09:34 It was very convoluted in my initial presentation. But it seems to me that if we divide case recognition from rational thought and action, and we do not point towards he intersection between these two levels, it seems that radical and activism and similar views would be committed to the myth of the Given, popularized by Sellers and more recent by McDowell, as a problem for integrative views in the market. So it seems that this is I think a philosophically interesting problem but it's not something that is on the far front of the paper. It was my motivation here that to explain how can we coming the connectedness or basic level of cognition through sensory modern engagements with rationality if we cannot.</text:p>
      <text:p text:style-name="P11">10:34 It seems that there is a given of some sort that is being not completely explained in our picture of the mind.</text:p>
      <text:p text:style-name="P11">So this is something I wanted to do, I still want to try to explore this intuition more clearly but I haven't touched upon his. But I think there's something in the direction of what I will show today is I think it's a way to tweeze this accusation of being committed to the myth of the given. So how can we reconceive rationality? I mean I think in order to avoid that issue and avoid the idea that we have two levels completely separated from each other, where the higher one is the looks rationality and what else is not rational. I think the idea is to reject that rationality, just be defined or entails necessarily learning rationality does not need to be still conceived.</text:p>
      <text:p text:style-name="P11">11:43 But then the challenge becomes to offer a positive proposal of what rationality is if not learning. And here his as hurley in our paper that my knowledge is the only one that touchs upon he subject. And I think she was also concerned about the mind theft given by the way at the time. And here is a long quote from her mind me reading it is that rationality might emerge from a complex system of decentralized hierarchy, relations of inhibition, facilitation and coordination among different horizontal layers, each of which is dynamic and environmentally situated. Rationality reconceived in horizontal or modular terms.</text:p>
      <text:p text:style-name="P11">I don't know if she has to use his terminology, but anyway that's how she chose to express it. It's potentially related to the environment. It does not depend only on internal procedures that mediate between input and output such as content either for the organism as a whole or for a verticallybounded central cognitive module.</text:p>
      <text:p text:style-name="P11"><text:soft-page-break/>12:47 Rather, it depends on complex relationships between dedicated world involved layers that monitor and respond to specific aspects of the natural and social environment and that the neural network enriches Hear feedback from their responses. His, to my knowledge, is the earliest case of someone working on the inactive approach in a way her place obviously more usually associated with the work of Avenue which is also an activist but in a different approach from radical activism.</text:p>
      <text:p text:style-name="P11">And here is the earliest and to my knowledge before I wrote that paper is he clearest proposal of rationality reconceived in terms but it's not something that gained traction after Hear publication, to my knowledge at least I haven't seen much since then. And to summarize, the idea is that we have to change the explanatory focus which is rationality is not exclusively thought of as a content involving capacity in this proposal.</text:p>
      <text:p text:style-name="P11">13:57 It is situated or world involved in religious words and it is basically embodied. It depends on body morphology in action and how the organism is situated and acts in that environment. The idea will be minimally read.</text:p>
      <text:p text:style-name="P11">So this is what I call radically active rationality in a very loose definition so far is that An Bayesian acts rationally insofar as she maintains a proficient interaction with her environment, coordinating here interventions of constraints and solid agents. And of course this sometimes requires adapting to unforeseen circumstances. The care intuition is this and it's interesting to compare this idea of radical and active rationality with another of Susan Hurley's ideas. In a text from 2003 she says she argues that reasons for acting many be context bound where she's argument against gala patterns generality constraint and this is the defense of the idea of islands of practical rationality.</text:p>
      <text:p text:style-name="P11">15:16 So she's still treating rationality as essentially something that relates to learning here.</text:p>
      <text:p text:style-name="P11">But this kind of reasoning is bounded by practices context. So this is a very progressive view if compared with the traditional view I talked about beginning but still more conservative than what I am trying to develop here.</text:p>
      <text:p text:style-name="P11">So another thing that I think must be he forefront of this proposal is that rationality agency and autonomy because only something that an organism does can be said to be aspirational, Right. So to use these ideas from the autonomous and activist camp and from the theory of autopoiesis autonomous systems such as Arumba cannot be rational because it's not an agent, it is not the author of its down behavior.</text:p>
      <text:p text:style-name="P11">16:19 It is designed by external agents to work in a certain way. So it's not, strictly speaking, an Asian. So that's here I would draw the line of where well you can't it makes no sense to ascribe rationality to baromba, for instance.</text:p>
      <text:p text:style-name="P11">And for this I used the notion of autonomy and adaptivity Dipola and others you have also he recent book image, the forces in my Life and that famous paper from the poll from 2005 where it talks about adaptivity to set his very General constraints on what it means to be Russian. So autonomous systems are thereby connected as precarious networks, a precarious network of processes, because he organization and physical boundaries are produced by the system itself. The system is optimally maintaining its own ability conditions, which is known as stenciling, where the system explore environmental conditions that are favorable to its self maintenance and avoid the ones that are detrimental to it.</text:p>
      <text:p text:style-name="P11">17:37 So this is how I understand to be that in General the most constantly on a rational being that it must be an autonomous system. And the interesting thing here is that the concept of adaptivity that puts forth is that the capacity of an organism to improve its condition of self prediction through internal structural changes.</text:p>
      <text:p text:style-name="P11">So it involves the monitoring and regulation of internal changes in order to select the best available course of action. I think it's another interesting connect to think to include in this idea of radically active notion of rationality, one that is not necessity committed to reasoning and content. So agencies realize through the exercise of situated abilities that promote changes within the organism in accordance with environment constraints and solicitations.</text:p>
      <text:p text:style-name="P11">18:37 Which means that how well an organism adapts in order to deal proficiently with its environment is a measure of or an indication of its rationality. The more rational an organism is, the more suited it is to deal with its environment and with unforeseen circumstances.</text:p>
      <text:p text:style-name="P11">And in doing so, the organism enhances the continuous exchanges between itself and the environment which is crucial for its survival. And his very naturalized way of thinking of rationality is mostly capacity to enhance changes for survival. This is the overall idea here. So as I said before, what about reasoning? I want to commit rationality necessarily with reasoning and this is what radically active rationality is all about.</text:p>
      <text:p text:style-name="P11">But I don't want to exclude reasoning as a form of rational cognition.</text:p>
      <text:p text:style-name="P11"><text:soft-page-break/>19:41 So what I'm saying is that it's not defined by reasoning, but it does not exclude reasoning. Reasoning, I think, could be thought of as a perish or a specific mode of aspirational agency, one that is explosive to our knowledge to human beings, but it's not the defining feature of rationality. So for this in order to explain this idea, I recall how Hutu and Saturn and Hunter and paper in the most recent book by putting to explain the emergence of high recognition. The idea is that being able to engage in content for cognition ultimately depends on being social, culturally embedded, where content for cognition emerges from social cultural interventions.</text:p>
      <text:p text:style-name="P11">So as an individual takes part in social cultural practices, they accept more ancient cognitive abilities to deal with symbols.</text:p>
      <text:p text:style-name="P11">20:44 And by doing so in a long process of inclusion, of course they become able to engage with symbolic cognition which is not internal representation per se because it is publicly available. It's not mental representation in the traditional sense but it has the features of symbolic cognition. Without the commitment there are no representation or mental representation. So acting rationally in its most General sense is the idea that the propositional behavior of an organism is the propositional behavior of an organism in its environment and depends on the coordination of embodied ability.</text:p>
      <text:p text:style-name="P11">Whereas reasoning, if everything goes well, of course, is understood as conceptual rationality form. A specific mode of rationality reasoning is the proficient behavior of an organism in a social cultural environment, which is a more specific aspect of our environment, of course, and it depends on the coordination of much a cultural based or content involving abilities which are more recent in the human Philadelphia scale.</text:p>
      <text:p text:style-name="P11">22:00 So well, this is he biggest of the idea, I think he proposal part. And here are the objections I wanted to talk about first one being that it's a very broader view, too much, one would say, because if rational action boils down to the coordination of abilities, then rationality is something gradual for an organism could be more or less proficient in its environment. Interventions.</text:p>
      <text:p text:style-name="P11">And he connection goes according to basically an active personality. Many organism active and maintain an adaptive behavior in the niche with different levels of success to which I am well, someone could send rationality to liberal and this is one of he connections that I've heard in person and I kept it too hard because I think it's a very good way of putting it.</text:p>
      <text:p text:style-name="P11">23:05 Even nails are rational to this view and to which I just say that I am willing to buy the bullet. Well, yes, it's more liberal than traditional views. Of course his intended to be so but I don't think that is per se problem.</text:p>
      <text:p text:style-name="P11">What I think is the positive part here is that it preserves a difference of degree. Humans are way more rational than other animals simply because we are able to perform a wide variety of actions in a wide variety of dynamic circumstances that are way beyond any other animals that we are aware of. So to come back to the example of this nail this nail can perform a few complex actions, can move from one point to another, it can search for food and shelter and so on and so both but they have a critique limited set of abilities. If you around his neither with south for instance it is doomed to die by the irritation and humans on the other hand are much more adaptive and able to deal than ankle with many unforeseen circumstances.</text:p>
      <text:p text:style-name="P11">24:15 So my response to that objection is that yes, well it is fairly liberal but that's not the problem.</text:p>
      <text:p text:style-name="P11">He problem would be if it had a room for a difference of degree between how animals deal with the environment and his is the other objection which I think maybe the one that interested you the most Daniel is that well predictive processing seems to imply inferences and content all the way. But at first I must warn you and viewers that at the time I wrote this paper I was much more optimistic about this possibility of combining an activism and predictive coding or predictive processing. And I think there are important points here but there is this recent paper by Go Poolo and Evan Thompson and Randy Beer where they provide a critical assessment of the attempts to combine mainly the free energy principle and active and autopayotic theories.</text:p>
      <text:p text:style-name="P11">25:32 So I am now mostly conveyed by he recent but I think there are some interesting points of comparison here nonetheless. So predictive processing or predictive coming at the time I was writing and distill to this day is outraged in the cognitive sciences.</text:p>
      <text:p text:style-name="P11">I guess you can say that it sounded great to become one of he many paradigms out there. So it is interesting to see if it provides a good fit with what I'm talking about. And in his view computational is understood as a process of error minimization that occurs in directions error keys. So you have the generation of internal models for the activity of lower layers that participatory the digital cause of sensorial stimuli which is a top down process and the minimization of discrepancy between prediction and current distinguished signal by the occupation of error which is a narrowing of process.</text:p>
      <text:p text:style-name="P11"><text:soft-page-break/>26:38 So here's of course active inference which is understood by for instance in form terms by Clark he mechanism moves its sensors generalized amount to active seeking.</text:p>
      <text:p text:style-name="P11">Our generation degenerating he sensory consequences that they or either their brain expect. This is one way of understanding active inference in very formal terms but I think it gets the job done. So is the brain framing the expected source of received stimuli? If it is it seems that here is an issue with what I'm talking about. So the Hamburgian reading of predictive processing which uses the broadband inference might says for instance that the process of perception is just inseparable from rational broadly by agents process of belief fixation and context.</text:p>
      <text:p text:style-name="P11">Top down facts are felt at every intermediate level of process.</text:p>
      <text:p text:style-name="P11">27:38 This has caught my attention he way that Clark is also talking about rationality all the way but it's an experiential sort of rationality and pervasive inference reasoning seems to imply pervasive content and then predictive processing seems to be incompetent with presumably inactive rationality. Well but here is at the time here was anything we can still argued in for of he. There's note of that's in meaning of predictive processing which uses. For instance one first step would be to use a dictionary sense of prediction that underscore in Cambridge in a short paper from 2013.</text:p>
      <text:p text:style-name="P11">But forth where the values of two or more variables are every reliably. So the value of one allows the Observer to infer the value of another. And here the inference is happening at the level of the observation not at one variable is in the fairy of another.</text:p>
      <text:p text:style-name="P11">28:49 So the idea would be I think that content is in the eye of he beholder the person who interprets how the selection of sensor we put approximates internal predictions here understood in the flashinar sense can describe it in experiential and bias terms. So this is how I see for instance, the idea put forth also by Buenaberd Kybersein in he paper which if I'm not mistaken title is something like the brain is not a scientist.</text:p>
      <text:p text:style-name="P11">And the argument is in this General direction that we are projecting how scientists construe brain activity as a feature of the brain itself as if it were predicting and framing his more robust or fitness else. So what I'm trying to say here is that active inference then I use double forgot the name of this in English, sorry.</text:p>
      <text:p text:style-name="P11">29:56 It's not the literal sense of difference here. According to basically an active rationality is that an arm for the efficiency of coordinated behavior the agent has to act in certain ways in order for his or her state to come to fruition more efficiently, less costly. This does not imply he more contentious claim that the generative models themselves display and perform active inference.</text:p>
      <text:p text:style-name="P11">This is a very evolutionary routine into predictive processing to provide this coordination with radical rationality. And here is kickoff in a paper from 2018 by model it does not follow that an organism has an internal representational model of its niche in that it is his model that does all the cognitive work, if you like. Instead an organism is a model that is the causal in statistical regularities connecting some environment, connecting some phenotype.</text:p>
      <text:p text:style-name="P11">31:03 That is a model on. And well, this relates to something that recent my colleague Dafna Fact and I have been talking about the idea of how organism bring forth a world according to an activism which is he idea that the organism and environment are historically determined.</text:p>
      <text:p text:style-name="P11">So at agentic scale this could be explained through the idea of niche construction. The idea that once an organism is active in his environment, it promotes changes that if they are stable enough, that it can be inherited by offspring. And these changes provide new evolutionary pressures that lead its evolutionary pathway. A similar idea has also being explored by Add, this time related to niche construction and ecological psychology.</text:p>
      <text:p text:style-name="P11">32:06 So my response to that objection is that to act rationally means to achieve a proficient engagement with the environment through, in a way prediction and minimization.</text:p>
      <text:p text:style-name="P11">I'm willing to accept that characterization. But aspirational and broader Bayesian processes need not imply content for cognition if we understand that in a flashner sense prediction and minimization involved the selection of input and the coordination of line ability in world involved manners which is well, exactly the main claim of radical active personalities. So I think to that extent that predict processing is not an energy would be rather than a life of this idea instead of arrival. But of course there are other issues of compatibility that I aren't touched upon here but that is all I have for today.</text:p>
      <text:p text:style-name="P11">33:07 Thank you.</text:p>
      <text:p text:style-name="P11"/>
      <text:p text:style-name="P11">33:11 Daniel:</text:p>
      <text:p text:style-name="P11">Awesome. Thank you very much. Alright.</text:p>
      <text:p text:style-name="P11"><text:soft-page-break/></text:p>
      <text:p text:style-name="P11">33:20 Giovanni:</text:p>
      <text:p text:style-name="P11">Cool.</text:p>
      <text:p text:style-name="P11"/>
      <text:p text:style-name="P11">33:21 Daniel:</text:p>
      <text:p text:style-name="P11">Very interesting. For those who are watching live, please feel free to write any questions. I will gather my notes and let's begin the discussion. Okay, well first just thanks again for the talk.</text:p>
      <text:p text:style-name="P11">How about a little context on how you came to be asking these questions in your current position and how your interested in this area developed because there's so many interesting ideas and I just wanted to learn more about how you came to this framing and sharpened your point.</text:p>
      <text:p text:style-name="P11"/>
      <text:p text:style-name="P11">33:59 Giovanni:</text:p>
      <text:p text:style-name="P11">Okay, thank you. That's a good question because it's not often that you can explore this background patterns. So at the time I think I was writing my PhD dissertation, it was maybe 2017 or something and I was argument for the idea that rationality must be something that is automatically world involved. There is a tendency to think of well even among as I showed you, embodied theory, we think of certain needs to be essentially word involved such as acting and practice and so forth.</text:p>
      <text:p text:style-name="P11">And perception of course, but rationality remains something like naturalizable notion, something that cannot be brought down, the level of can't be scaled down in away like perception that could be explained by certain dynamic engagement so on.</text:p>
      <text:p text:style-name="P11">35:03 So both so at he time I was thinking that well maybe this is an issue because on other context it is taken to imply that whatever perception is not articulated in a way to provide a certain great with aspirational coordination, then perception is a given. And this is the myth of the given. I mentioned at the bringing and I thought that, well, maybe there is something of a myth of the given working here on an active clinician. But I think it's not fatal because we couldn't argue that instead of construing perception and other basic forms of calculations involving concepts and the like, maybe we could argue from the other directions.</text:p>
      <text:p text:style-name="P11">Might we scale down rationality at a more naturalistic level of perceptual cognition?</text:p>
      <text:p text:style-name="P11">36:10 And he like so that was the meditation, and it was a long review process. And I believe that the first version of the paper was very I think they were correct. I endorsed the suggestion, after all, but they were very adamant on taking that part. And I think it was for the better because it is another literally.</text:p>
      <text:p text:style-name="P11">It is a lot of preference that are not usually in conversation with activism and body cognition. And it was very difficult just to put he later in the same terms to advance my argument. So it's something that I scratched out and I haven't brought too much about that since then. But I think it's something I would like to come back to and maybe even probably someone has done so in here last few years, I'm not aware, I can remember but his really between an activity the possible to give and it seems to be very obvious.</text:p>
      <text:p text:style-name="P11">37:22 So it is I think something that we could we should be able to explore but there's not something that was in the forefront of the paper.</text:p>
      <text:p text:style-name="P11">But I had this idea to talk about rationality in the Fashionary sense and at the same time I was reading a lot about coming from a philosophical perspective. Of course I'm not, as I said, very well versed in the technicalities and he formalities of the approach. But I was interested in the philosophical conferences here and I thought well maybe there's something to computer here because as card quotation show, you can talk about rationality all the way and that's something I wanted to develop, but not in a cognitive view, but not radically embodied view. So that's he background.</text:p>
      <text:p text:style-name="P11"/>
      <text:p text:style-name="P11">38:22 Daniel:</text:p>
      <text:p text:style-name="P11">Awesome, thank you.</text:p>
      <text:p text:style-name="P11">Could you maybe describe just what is the myth of the given? What was the context that that myth arose in? And where do we go after bringing up the myth of the given? Because I saw it as a concept that you move in. So what was it about?</text:p>
      <text:p text:style-name="P11"/>
      <text:p text:style-name="P11">38:43 Giovanni:</text:p>
      <text:p text:style-name="P14"><text:span text:style-name="T8">Okay, so the myth of the given is that well, there are several possible depending on your flavor of philosopher's mind. But most classically in promise fields of the mind, the content of perception to be given layer rationally in </text:span><text:soft-page-break/><text:span text:style-name="T8">a way that we have certain inputs that are just received by the mind and the mind interprets it. So Sellers is famous for having described this problem as a problem for not only business views of the mind, but also for rationalists. But on the other side, rationalists usually take aspirational intuition as a given, which is to say that there is some level of cognition that is particularly it's given. Or some people talk about being bragged given, but in a way there is this level of cognition that is given and the mind has to interpret it.</text:span></text:p>
      <text:p text:style-name="P11">39:47 But if it is given in this way, it has no point of contact, no intersection between whatever mind does and this basic level of clinician. So my idea is to avoid the charge of being committed to the myth of the given. But again, this is not something that is explicit in the activity literature, but it's something that seems to be possible to develop in this sort of comparison, but it's not clearly there. But one way of solving the myth of the given is to say that perceptual content is already conceptual in natural which is for instance how John McDowell does in mind and work that perception.</text:p>
      <text:p text:style-name="P11">40:48 The joke is comes with subtitles, you interpret the world as you do.</text:p>
      <text:p text:style-name="P11">But I think that one way or another way is to demystify in a way rationality and the upper layers of cognition and try to think of them less conceptual without committing them. So stood in speaking with a. Level of content that is divorced from basic levels to finish, that's one way I think of doing so. And rationality seems to be the one key concept to do this because it's usually assumed to be something exclusively human and something that is related to reasoning and hello, if it is enough, then rationality cannot inform action. And of course, if action is contentless in nature so if rationality is essentially contentful and action is especially uncontentful or contentless, then you do not have his touchstone, his intersection between two domains.</text:p>
      <text:p text:style-name="P11">42:11 And this is something I wanted to avoid, but as I told you, it became so hard to express is using efficiency, clear and General ways that by communication of a reviewer. I said I still think about it, but anything I haven't developed a proper line of augmentation that ideas with it more clearly than I can do as I just did in very General terms.</text:p>
      <text:p text:style-name="P11">Cool.</text:p>
      <text:p text:style-name="P11"/>
      <text:p text:style-name="P11">42:44 Daniel:</text:p>
      <text:p text:style-name="P11">Well, some words that you associated with rationality were adaptivity and also proficiency. So what do you see as the relationship of rationality and fitness?</text:p>
      <text:p text:style-name="P11"/>
      <text:p text:style-name="P11">43:02 Giovanni:</text:p>
      <text:p text:style-name="P11">Fitness as biological function, Right? Yes.</text:p>
      <text:p text:style-name="P11">Okay.</text:p>
      <text:p text:style-name="P11">I think it is an intrinsic realization, really. I think it is probably the most obvious conferences of rational action at a special scale when we talk about whether rationality is a feature of certain species or instead of individuals. I think fitness is one of the key conceptual here to think the outcome of this rational action. So, although I do not say those matters in the paper, I think it is possible to think it that way and don't see it as an objection to think of aspirational history.</text:p>
      <text:p text:style-name="P11">44:02 But again, it's very liberal and I'm willing to accept this consequence as well.</text:p>
      <text:p text:style-name="P11">Every living organism in a way if it hasn't one institute yet, so his is in a way fitted to its environment. So I'm willing to say that it may involve level of rationality of dealing with an employee changing environment, but it's the price of having a very liberal progressive notion of rationalities. This is a consequence of Brett belief.</text:p>
      <text:p text:style-name="P11"/>
      <text:p text:style-name="P11">44:41 Daniel:</text:p>
      <text:p text:style-name="P11">So you said that fitness is a consequence of rational behavior. Are there other consequences? Or how do we recognize rationality from the outside, other than just saying, well, the ant ecology is thriving, so to he extend that it is rational, it is adaptive and exhibiting agency and all of that? Is this such a deflationary rationality concept that all extant things, humans and otherwise, are merely described by it? Or are there some outcomes that we can use to disentangle?</text:p>
      <text:p text:style-name="P11">Like for example, aspirational or irrational behavior from merely the conferences reflected by survival and fitness?</text:p>
      <text:p text:style-name="P11"/>
      <text:p text:style-name="P11">45:29 Giovanni:</text:p>
      <text:p text:style-name="P11"><text:soft-page-break/>Right, well, I has to think very carefully about this because I don't want to trivialize this, connect in away that everything is a factor rational by the matter of fact it is acting aspirational. But I think that in particular cases one could identify the notion that I am equal to the individual's name in that niche. So what the individual level in particular case is one concurrency set of actions that could classify as Russians to the extent that other are detrimental to its survival. But at a species level it's more difficult to argued that way because to entity this kind of behavior or conferences.</text:p>
      <text:p text:style-name="P11">But I think that in order to not trivialize the idea of rationality hello, everything that is living is a factor bound have to identify his sort of particular action to one survival.</text:p>
      <text:p text:style-name="P11">46:41 So in the case of he uncommon, I don't know, maybe welcoming invasion could be the sort of behavior that would be prejudicial with survival as such. I know, I know it's one possible way of thinking about his. I has to think more clearly but okay, cool, very interesting.</text:p>
      <text:p text:style-name="P11"/>
      <text:p text:style-name="P11">47:09 Daniel:</text:p>
      <text:p text:style-name="P11">And you brought in in that answer and in the presentation like multiple nested timescales just like Ecoevodivo does from a more biological perspective looking at how niche construction bridges the gap between slower phylogenetic processes and more rapid developmental processes.</text:p>
      <text:p text:style-name="P11">So how does this embedded and multiscale consideration relate to the content concept? Like is content going to be localized in one body or is he content distributed across entities or is the rationality distributed across entities? How would we even identify the locus of rationality? And that also kind of invokes the horizontal and modular connection from the quote that you provided.</text:p>
      <text:p text:style-name="P11">48:12 So how do we identify salient spatial temporal scales and systems of interest?</text:p>
      <text:p text:style-name="P11"/>
      <text:p text:style-name="P11">48:20 Giovanni:</text:p>
      <text:p text:style-name="P11">Hello? I don't know if I can answer this, but it seems to me that the level of if we're talking about content, for instance content as crazy conditions for symbolic thoughts I think fortunately we have to say that it's not localized in a single individual, it's publicly shared. So you can say that one consequence of this is that it's possible to think of different patterns of reasoning that have been engage in different sites at different times cetera and you can see that well, they developed different level, different rules for content coordination. And I think this is plausible to say that content is localized, that how can you say it's shared alone specifics.</text:p>
      <text:p text:style-name="P11">49:29 But as for rationality, I think one could entity in particularly behavior if it fits this kind of description of being proficient interaction and adaptive interventions between organism and its environment, its niche. So probably we could give different answers here for rational in content. I am willing to see that content cognition is not something that happens in he head, something that is out here in a way shared among others. And this is something that philosopher of mine has at least since the 60s philosophers of mine have been argued for the idea that content is externally individuated. And I think it is one of the idea by instance Platinum and Tyler Burgeon others, that mental context is individuated at the community level or little.</text:p>
      <text:p text:style-name="P11">50:46 But on the other hand, I think rationality could be in principle individuated in particular behaviors but it would depend on the individuals goals and he niche inhabits and so on so forth. There are of course to identify behavior as rational or not.</text:p>
      <text:p text:style-name="P11"/>
      <text:p text:style-name="P11">51:15 Daniel:</text:p>
      <text:p text:style-name="P11">Thanks. Well, one phrase that really stuck with me was like know how not know that perhaps a basal point in your work and a focus on that action. So I just wanted to hear about how action and practice as you wove them here today. How are those terms addressed and how are things different today with the treatment of action and practice and know how not know that than say in the Helmholtzian days or even in ancient or in world knowledge traditions.</text:p>
      <text:p text:style-name="P11"/>
      <text:p text:style-name="P11">51:57 Giovanni:</text:p>
      <text:p text:style-name="P11">Okay, cool.</text:p>
      <text:p text:style-name="P14"><text:span text:style-name="T8">So the idea I think would be that there is a tendency from a tendency from a first modern philosophy but it has been very influential in the first wave of create science to think of perception as a capacity to categorize the environment and to offer description environmental aspects. So for instance, describing that the come is to my left is a matter of knowing that there is a thing with search properties to my left and this is kind of know that a </text:span><text:soft-page-break/><text:span text:style-name="T8">kind of propositional attitude towards the world. So I think he interesting thing about activism in a college because college as well and to the extent that they recall American pragmatism from he beginning of the century is to think of perception as a matter of not categorizing here properties in the world but as disclosing possible for acting.</text:span></text:p>
      <text:p text:style-name="P11">53:19 And this is something that if we were to explain that in terms of in epidemic terms such as knowledge, we wouldn't put it as a matter of knowing that the cup is to my left, but knowing how to grab the cup and whatever I want to do with it. If I want to drink a cup of coffee or if I can't to use it as a paperweight, it will have different silent properties.</text:p>
      <text:p text:style-name="P11">And this is something that although it has been every I think an activism in collective and other embodied use of cognition have been largely successful in shifting this discussion to this point. I think in more traditional cognitive sciences you still have the idea that organism perspective by describing away he environment. This is something that I think more traditional meaning of predictive processing make clear as in the idea that you are in hear about the course of stimuli and not in this is more easily amenable to the idea that the brain or the cognitive system knows that the world is so and so, the environment is so and so.</text:p>
      <text:p text:style-name="P11">54:51 Instead of saying that the system knows how to engage with the world. And I believe the point that an activist and ecological psychology are trying to make is to also working on the predictive coming and the free energy principle, et cetera, is to show that these notions, these frameworks could be amenable to idea that the cognitive system is knowing how to engage know how to engage in argument in a way it doesn't need to be read in both way that the coincidence system is inferior in that the world is.</text:p>
      <text:p text:style-name="P11">So I think this is one away of putting it. But also philosophically you have a large at the bringing of he last few decades gigantic descriptions about whether you know, could be reduced to know that.</text:p>
      <text:p text:style-name="P11">55:55 And then again you have around of this another philosophical discussion about whether it could be treated as an independently ocean from that and whether you could reduce one to the other and so forth. So I think it doesn't stop there. Even though I can make a claim for perception as a later of knowing how there's too he background issue of whether or not could be treated as and all that.</text:p>
      <text:p text:style-name="P11">His is something that I am also working on recently.</text:p>
      <text:p text:style-name="P11"/>
      <text:p text:style-name="P11">56:36 Daniel:</text:p>
      <text:p text:style-name="P11">There's a lot to say there. It's such an interesting idea especially with linguistic communication. It's a little bit like he finger and the moon and talking about the moon but the finger is only where it is and we're not talking about the pointer, we're talking about the reference. And so to use a cognitive form of communication in cultured language or in written academic discourse to prefer through that or to imagine that and see even what seems to be like the pinnacle of know that and still see it as know how.</text:p>
      <text:p text:style-name="P11">I guess the question there is how do we read paper?</text:p>
      <text:p text:style-name="P11"/>
      <text:p text:style-name="P11">57:32 Giovanni:</text:p>
      <text:p text:style-name="P11">Yes, of course, yes. I think at that it needs to be a very big problem because if we try to treat these capacities as you mentioned as a matter of knowhow, it seems that we still miss something about communication for instance. And on the other hand, I think and his is me, but I think that we could, in principle talk about how understanding what you just said and trying to respond to it is a matter of knowing how to have linguistically. But I think that even this movement to treat high levels of cognition as a matter of know how, it still leaves something out.</text:p>
      <text:p text:style-name="P11">I mean personally I am pleased with it.</text:p>
      <text:p text:style-name="P11">58:36 I think at some level we got to say that well, there's another kind of approach that is needed to explain how we communicate for instance periodically. Not to say that it does not involve but it's not just that. I think that at least more than practical knowledge is needed but maybe the key here is to think of practical knowledge as basic and necessary for other costs of other kinds of knowledge that are needed to engage in this sort of change.</text:p>
      <text:p text:style-name="P11">Maybe this is one layer. I'm sure that well more has to be said about this to give more information venture. But this is at least my current position is that knowhow provide the basis of our engagement with the world and with others.</text:p>
      <text:p text:style-name="P11">59:39 But at some juncture we have to be able to develop other kind of understanding to explain the complex costs of exchanges we have in our daily lives. So just reading papers as you said I agree.</text:p>
      <text:p text:style-name="P11"/>
      <text:p text:style-name="P11">59:59 Daniel:</text:p>
      <text:p text:style-name="P11"><text:soft-page-break/>I think framing know that as the basis and then converging know how is a challenge, and it's also a challenge to begin with. He causal cognitive processes as being enacted no how's and to reassemble those knowhow pieces into know that again, it's not necessity, even a simple challenge. But would we rather confront the challenge of assembling symbolic propositional, declarative verbal, Etc cognitive processes from a more liminal ecological cognitive approach? Or try to recover the ecological from the Turing machine in a else? So it seems like you're speaking in support of grounding in ecological plausible basal cognitive processes and then working towards assembling the skyscraper.</text:p>
      <text:p text:style-name="P11"/>
      <text:p text:style-name="P11">1:01:07 Giovanni:</text:p>
      <text:p text:style-name="P11">Yes, totally. Well, both approaches are difficult to assemble as you said, to provide this sort of explanation in the bottom least or top down. But I am more favorable of course to the bottom approach I think also for another reason.</text:p>
      <text:p text:style-name="P11">The point of departure seems to be a biological description of how we interact with the world and the other way around. It seems to be much more difficult to explain how we come up with his biological question much as our body morphology and such. It seems that we have to first account that and then we get to the other questions which are also hard to answer. But at the very least I think the bottom approach is more integrative.</text:p>
      <text:p text:style-name="P11">1:02:15 The chances are it seems to be more in our favor in a sense.</text:p>
      <text:p text:style-name="P11"/>
      <text:p text:style-name="P11">1:02:22 Daniel:</text:p>
      <text:p text:style-name="P11">And the way you just kind of framed it made me think that if you were to program a computer from scratch it could be an abstract or a virtual computer so it doesn't even need to have a specific embodiment. And in that situation one might be concerned with assembling know that, assert that and assembling these declarative statements and logic processes into something that is more dynamic or interacting with the environment. However, that process of full stack engineering with logic and silicone at the base is quite different from how we got here and so it might but it's complimentary. Well, you gave a little visibility into, I guess the before, during and after of peer review so I was just curious what changed during and after the paper, like over the last months or years or however long it was.</text:p>
      <text:p text:style-name="P11">1:03:35 How did you evolve on this and then what do you see as relevant next steps, whether they're for you or just General to be done?</text:p>
      <text:p text:style-name="P11">Are we looking for a brain measurement? Are we looking for a video camera in a first? Are we looking for a conceptual advance? What is going to move forward past your developments?</text:p>
      <text:p text:style-name="P11"/>
      <text:p text:style-name="P11">1:03:58 Giovanni:</text:p>
      <text:p text:style-name="P11">That's a great question.</text:p>
      <text:p text:style-name="P11">I think I'm not completely satisfied with the way I conceptual level. I don't know if his any of these would be carried out in I honestly don't know if you could be carried out in other empirical terms but I'm not having that. Well, one is I would write it a bit differently today. Not that I disagree with the paper originally but I think there's some points that I would like to reframe but they do not authorize, I think et a new paper but maybe in the future. But this is something that he questions are just the mission given his was also a question and conceptual one they still other me but I have yet to find the opportunity to develop these ideas more carefully and the General view I put forth there I think it stands but I'm waiting for the chance to elaborate further and see how far I can get but I don't know yet.</text:p>
      <text:p text:style-name="P11">1:05:27 I don't know what are he future developments of this idea but I've been working on several issue of this approach for the last few years. I've worked with the notion of information and scientific understanding information for a collective activity, coordination and recently I am working more recently with virtual reality and perception cognition. So this is how I like to conduct my research to find interesting questions and see how can I deal with them but not necessarily find myself tied to one line of reasoning. So this is what happened at the time I was working with rationality. I thought it was a very cool object, and I still think it is.</text:p>
      <text:p text:style-name="P11">1:06:30 But I haven't had the time to come back and frame what I wanted to. But maybe, maybe sometime in the near future. I don't know. But the most recent thing I've been working on does not involve in certain but I think some predict could be which is virtual reality. And how does virtual reality actually compare to the nation?</text:p>
      <text:p text:style-name="P11">Because well, there's obviously something missing from a recent in a visual environment, Right?</text:p>
      <text:p text:style-name="P11"><text:soft-page-break/>Of course for instance, if I'm on a first environment here I am under a kind of threat I may feel something anonymous to fear but I'm not really feeling for my life and imagine that the person on he virtual really so is it aspirational to run away from he visual threat and so on so forth?</text:p>
      <text:p text:style-name="P11">1:07:36 This is what I'm working on and maybe it provides a point of return to this idea of radical and expressionality. In fact the paper just got accepted so as I was helping before I was so busy these last few days because we were correcting proofs, my colleagues and I figured and I was with a tight schedule to correct the version of the paper in the last few weeks and then I got he proof.</text:p>
      <text:p text:style-name="P11">Well, maybe in the future I can come back to the issue of rationale. I'm like to, but I don't know if I don't know, I really can't foresee the development of that. But in General, I still agree with my digital idea. But I frame it differently a little bit.</text:p>
      <text:p text:style-name="P11"/>
      <text:p text:style-name="P11">1:08:35 Daniel:</text:p>
      <text:p text:style-name="P11">So the VR point, I'm sure there's a lot more to say there, but it reminded me of just the title virtual Reality.</text:p>
      <text:p text:style-name="P11">It's a virtualization and so in the same way that cognitive action planning allows us to entertain policies that our body doesn't take, if only to evaluate them and choose against them. But we can go on a flight of fancy, have a whimsical policy selection process of counterfactuals mentally, but then our morphology is kind of like our lifeline. You know, if you actually fall off alleged, then it's going to hurt. And then in virtual reality, your embodied perceptual experience is quite literally a virtualization of survival critical situations. So you might see yourself as being on a edge, but you're on a flat floor.</text:p>
      <text:p text:style-name="P11">1:09:40 And then in that situation, if you're kind of a cognitive Observer outside of the video game, you might say, well, it's rational for me just to fall off to see what happens. But then there's a layer of rationality within the space. It's like, what's a good move in the game? And so it's kind of blurring the line between it's blurring the criticality of the body and I'm sure you've thought about it much more so how does this play into our virtual reality with the ways we think about and use and design these systems?</text:p>
      <text:p text:style-name="P11"/>
      <text:p text:style-name="P11">1:10:25 Giovanni:</text:p>
      <text:p text:style-name="P11">The questions that motivated us to write a paper, not a lemon. Was that in he technical literature? You see that a lot of researchers working with VR great visual perception as illustrate a kind of illusion. But we were a bit bothered by that because on the other hand it only Works in VR because we embody the devices. Devices, they work for us.</text:p>
      <text:p text:style-name="P11">You have the control, you have the headset and it seems so weird to say that the user is under a kind of illusion and on the other hand, it seems that it's not actually cognition because as I said here is no biological relevance to those cognitive states so to speak. For instance, if I see an apple in VR it does not afford nourishing but it makes sense within the came might but it's different when I perceive an apple in an actual environment it affords nourishment it is something I can eat but not in VR I can pretend to so we coined this connect of illusion to explain it is as if we here facing an actual level but it involves also this volume of play, this idea that we are not being misled because we put on the equipment we know we are in the game and his I think is a harder subject Right now because there's metaphor and I am very skeptical of whatever that people are very optimistic about the possible of the later verse and some others really think that we could be in a simulation strictly speaking but he current technology shows us that it's very limited and you can pretend to be in a certain environment and so forth.</text:p>
      <text:p text:style-name="P11">1:12:37 And this I think may offer a new always of thinking about rationality in this first environment. Maybe Russians do something in that environment that said to jump off the legend, see what happens and on the other hand behavior aspects of doing so sometimes people actually feel hear and people fact the street phobias with virtual really and there's a lot of interesting questions here that maybe for future research can come back to it.</text:p>
      <text:p text:style-name="P11"/>
      <text:p text:style-name="P11">1:13:17 Daniel:</text:p>
      <text:p text:style-name="P11">It made me think about how the apple in real life it could be calories for you but also it could be calories for a fly.</text:p>
      <text:p text:style-name="P11">It could be thrown, you could use it as a hammer, you could paint it. So ecology and the generative process as we say active inference lab kind of is always going beyond whatever affordances were programmed in for a given object. And then also the current discourse on VR focuses heavily on headsets. Just speaking totally anecdotally not my expert area. It seems a little bit interesting.</text:p>
      <text:p text:style-name="P11"><text:soft-page-break/>It's like as if the mobile phone discussion was only focused on rectangles of a certain size. What makes this not virtual reality? It's like looking through a window and there's another fellow to speak with. So it's not attached to my hear. It doesn't have some of the motion tracking capacities that some ecologies have but it is a niche modification in peripersonal space and we can push signals and affordances to each other.</text:p>
      <text:p text:style-name="P11">1:14:35 So having a VR framing or really just a framing of rationality and perception, cognition, action cycles that aren't just constrained to one specific realization or hardware type and can run the gamut from total offline person in a field to somebody who's very in the matrix seems pretty relevant. Otherwise new Technologies, even little variants in software updates will continue to just infinitely surprise and confuse.</text:p>
      <text:p text:style-name="P11"/>
      <text:p text:style-name="P11">1:15:16 Giovanni:</text:p>
      <text:p text:style-name="P11">Yeah, I think it's hard to find the boundaries of virtual really. We are here in an exchange which I think is good in principle be classified as a form of virtual reality. Of course I'm seeing European mind but most I think Works out nowadays they find it a dock by saying that we must have a headset and sometimes a controller but other than that come spiritual reality. But yeah, it's hard to Define anything not as straightforward as one of the things because talking commercially of course virtual really means headsets and other physicality a.</text:p>
      <text:p text:style-name="P11"/>
      <text:p text:style-name="P11">1:16:06 Daniel:</text:p>
      <text:p text:style-name="P11">Phone just talking on the phone or a telegraph in that time it could have been on that interface with that sensory modality and with those affordances.</text:p>
      <text:p text:style-name="P11">It is the virtualization that we have access to of just a different chapter today.</text:p>
      <text:p text:style-name="P11"/>
      <text:p text:style-name="P11">1:16:25 Giovanni:</text:p>
      <text:p text:style-name="P11">Yeah, I think so. Yes. Part of our paper was to argue that in away embodied technological devices is obviously not new. It is the mark of being human.</text:p>
      <text:p text:style-name="P11">It's embodied technological device. That's what made us. Here we are since the beginning. Asking Litig technology and the fact that we can embody it so proficiently a device even if it is programmed to for enhance within virtual reality. To have something you control with another morphology for instance even if that's he case it only happens so proficiently because we are able to embody the device.</text:p>
      <text:p text:style-name="P11">Some experiments have shown that you can map for instance, a twist of our wrist to a third arm that virtual reality goes from your chest.</text:p>
      <text:p text:style-name="P11">1:17:27 And people can learn to control this third arm that as mapped into an actual morphology, but it can be made by a twist of the wrist. So this is something we discussed in our paper that well, you can only do that because you embody the device. You can see it's an illusion. It's actually well, part of what needs being human is to embody ecological devices, so I would go that way.</text:p>
      <text:p text:style-name="P11">I know it allows the distinction between virtual and virtual, but I think that's away of dealing with this. Cool.</text:p>
      <text:p text:style-name="P11"/>
      <text:p text:style-name="P11">1:18:09 Daniel:</text:p>
      <text:p text:style-name="P11">Is there anything else you want to talk about, ask or just kind of prelude?</text:p>
      <text:p text:style-name="P11"/>
      <text:p text:style-name="P11">1:18:15 Giovanni:</text:p>
      <text:p text:style-name="P11">Well I'm like to thank you for the opportunity to discuss this paper. It was very nice for me, I really enjoyed it and it's very nice and comfortable environment to discuss here issues and think.</text:p>
      <text:p text:style-name="P11"/>
      <text:p text:style-name="P11">1:18:30 Daniel:</text:p>
      <text:p text:style-name="P11">Thank you.</text:p>
      <text:p text:style-name="P11">Awesome discussion and important topics and we'll be happy to talk to you again any time.</text:p>
      <text:p text:style-name="P11"/>
      <text:p text:style-name="P11">1:18:38 Giovanni:</text:p>
      <text:p text:style-name="P11"><text:span text:style-name="T7">O</text:span>kay! - thank you! farewell!</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2-02T13:58:57.186000000</dc:date>
    <meta:editing-duration>PT5H44M29S</meta:editing-duration>
    <meta:editing-cycles>15</meta:editing-cycles>
    <meta:generator>LibreOffice/7.4.1.2$Windows_X86_64 LibreOffice_project/3c58a8f3a960df8bc8fd77b461821e42c061c5f0</meta:generator>
    <meta:document-statistic meta:table-count="1" meta:image-count="0" meta:object-count="0" meta:page-count="13" meta:paragraph-count="222" meta:word-count="9663" meta:character-count="55321" meta:non-whitespace-character-count="45879"/>
  </office:meta>
</office:document-meta>
</file>